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62in"/>
    </style:style>
    <style:style style:name="co2" style:family="table-column">
      <style:table-column-properties fo:break-before="auto" style:column-width="2.1898in"/>
    </style:style>
    <style:style style:name="co3" style:family="table-column">
      <style:table-column-properties fo:break-before="auto" style:column-width="4.0811in"/>
    </style:style>
    <style:style style:name="co4" style:family="table-column">
      <style:table-column-properties fo:break-before="auto" style:column-width="0.5146in"/>
    </style:style>
    <style:style style:name="co5" style:family="table-column">
      <style:table-column-properties fo:break-before="auto" style:column-width="0.4173in"/>
    </style:style>
    <style:style style:name="co6" style:family="table-column">
      <style:table-column-properties fo:break-before="auto" style:column-width="1.5728in"/>
    </style:style>
    <style:style style:name="co7"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4555in" fo:break-before="auto" style:use-optimal-row-height="true"/>
    </style:style>
    <style:style style:name="ro4" style:family="table-row">
      <style:table-row-properties style:row-height="0.7457in" fo:break-before="auto" style:use-optimal-row-height="true"/>
    </style:style>
    <style:style style:name="ro5" style:family="table-row">
      <style:table-row-properties style:row-height="0.161in" fo:break-before="auto" style:use-optimal-row-height="true"/>
    </style:style>
    <style:style style:name="ro6" style:family="table-row">
      <style:table-row-properties style:row-height="1.189in" fo:break-before="auto" style:use-optimal-row-height="false"/>
    </style:style>
    <style:style style:name="ro7" style:family="table-row">
      <style:table-row-properties style:row-height="1.0362in" fo:break-before="auto" style:use-optimal-row-height="true"/>
    </style:style>
    <style:style style:name="ro8" style:family="table-row">
      <style:table-row-properties style:row-height="0.6008in" fo:break-before="auto" style:use-optimal-row-height="true"/>
    </style:style>
    <style:style style:name="ro9" style:family="table-row">
      <style:table-row-properties style:row-height="0.452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138in solid #000000" fo:padding-bottom="0.0193in" fo:padding-left="0.0138in" fo:padding-right="0.0138in" fo:padding-top="0.0193in"/>
      <style:paragraph-properties fo:text-align="justify" fo:margin-left="0in"/>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in"/>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138in solid #000000" fo:padding-bottom="0.0193in" fo:padding-left="0.0138in" fo:padding-right="0.0138in" fo:padding-top="0.0193in" style:vertical-align="middle"/>
      <style:paragraph-properties fo:text-align="center" fo:margin-left="0in"/>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138in solid #000000" fo:padding-bottom="0.0193in" fo:padding-left="0.0138in" fo:padding-right="0.0138in" fo:padding-top="0.0193in" style:vertical-align="middle"/>
      <style:paragraph-properties fo:text-align="center" fo:margin-left="0in"/>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1">
          <table:table-cell office:value-type="string">
            <text:p>birthday</text:p>
          </table:table-cell>
          <table:table-cell office:value-type="string">
            <text:p>view-calendar-birthday</text:p>
          </table:table-cell>
          <table:table-cell table:style-name="ce3"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formula="of:=[.N2]+[.O2]" office:value-type="float" office:value="171">
            <text:p>171</text:p>
          </table:table-cell>
          <table:table-cell table:formula="of:=COUNTBLANK([.E2:.H43])+COUNTBLANK([.I35:.K35])" office:value-type="float" office:value="23">
            <text:p>23</text:p>
          </table:table-cell>
          <table:table-cell table:formula="of:=COUNTA([.E2:.H43])+COUNTA([.I35:.K35])" office:value-type="float" office:value="148">
            <text:p>148</text:p>
          </table:table-cell>
          <table:table-cell table:number-columns-repeated="1009"/>
        </table:table-row>
        <table:table-row table:style-name="ro1">
          <table:table-cell/>
          <table:table-cell office:value-type="string">
            <text:p>view-calendar-wedding-anniversary</text:p>
          </table:table-cell>
          <table:table-cell table:style-name="ce3"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style-name="ce9" table:formula="of:=[.O2]/[.M2]" office:value-type="percentage" office:value="0.865497076023392">
            <text:p>86.55%</text:p>
          </table:table-cell>
          <table:table-cell table:number-columns-repeated="1011"/>
        </table:table-row>
        <table:table-row table:style-name="ro1">
          <table:table-cell/>
          <table:table-cell office:value-type="string">
            <text:p>view-calendar-special-occasion</text:p>
          </table:table-cell>
          <table:table-cell table:style-name="ce3"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holiday</text:p>
          </table:table-cell>
          <table:table-cell office:value-type="string">
            <text:p>view-calendar-holiday</text:p>
          </table:table-cell>
          <table:table-cell table:style-name="ce3"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encrypted-full</text:p>
          </table:table-cell>
          <table:table-cell/>
          <table:table-cell table:style-name="ce3"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part</text:p>
          </table:table-cell>
          <table:table-cell/>
          <table:table-cell table:style-name="ce3"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encrypted</text:p>
          </table:table-cell>
          <table:table-cell/>
          <table:table-cell table:style-name="ce3"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mail-signature-unknown</text:p>
          </table:table-cell>
          <table:table-cell/>
          <table:table-cell table:style-name="ce3"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ed-undefined</text:p>
          </table:table-cell>
          <table:table-cell/>
          <table:table-cell table:style-name="ce3"/>
          <table:table-cell table:number-columns-repeated="8"/>
          <table:table-cell table:style-name="ce8" office:value-type="string">
            <text:p>/actions</text:p>
          </table:table-cell>
          <table:table-cell table:number-columns-repeated="1012"/>
        </table:table-row>
        <table:table-row table:style-name="ro5">
          <table:table-cell table:number-columns-repeated="2" office:value-type="string">
            <text:p>mail-signed-par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6">
          <table:table-cell table:number-columns-repeated="2" office:value-type="string">
            <text:p>mail-signed-full</text:p>
          </table:table-cell>
          <table:table-cell table:style-name="ce3"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table:style-name="ce3"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table:style-name="ce8" office:value-type="string">
            <text:p>/actions</text:p>
          </table:table-cell>
          <table:table-cell table:number-columns-repeated="1012"/>
        </table:table-row>
        <table:table-row table:style-name="ro4">
          <table:table-cell office:value-type="string">
            <text:p>mail-message-new-list</text:p>
          </table:table-cell>
          <table:table-cell/>
          <table:table-cell table:style-name="ce3"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table:style-name="ce8" office:value-type="string">
            <text:p>/actions</text:p>
          </table:table-cell>
          <table:table-cell table:number-columns-repeated="1012"/>
        </table:table-row>
        <table:table-row table:style-name="ro4">
          <table:table-cell office:value-type="string">
            <text:p>mail-reply-custom</text:p>
          </table:table-cell>
          <table:table-cell/>
          <table:table-cell table:style-name="ce3"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forwarded-replied</text:p>
          </table:table-cell>
          <table:table-cell table:style-name="ce3"/>
          <table:table-cell table:number-columns-repeated="8"/>
          <table:table-cell table:style-name="ce8"/>
          <table:table-cell table:number-columns-repeated="1012"/>
        </table:table-row>
        <table:table-row table:style-name="ro5">
          <table:table-cell/>
          <table:table-cell office:value-type="string">
            <text:p>mail-repl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5">
          <table:table-cell office:value-type="string">
            <text:p>mail-forwarded-replied</text:p>
          </table:table-cell>
          <table:table-cell office:value-type="string">
            <text:p>mail-forward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forward</text:p>
          </table:table-cell>
          <table:table-cell office:value-type="string">
            <text:p>mail-forwar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ed-verified</text:p>
          </table:table-cell>
          <table:table-cell office:value-type="string">
            <text:p>mail-signed-verif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sign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tagued</text:p>
          </table:table-cell>
          <table:table-cell office:value-type="string">
            <text:p>mail-tagu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ark-task</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essage-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mark-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reply-sender</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reply-custom-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5">
          <table:table-cell/>
          <table:table-cell office:value-type="string">
            <text:p>mail-reply-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reply-lis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ark-unread-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ark-importan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queue</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mark-un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1">
          <table:table-cell office:value-type="string">
            <text:p>Task-pending</text:p>
          </table:table-cell>
          <table:table-cell office:value-type="string">
            <text:p>view-pim-tasks-pending</text:p>
          </table:table-cell>
          <table:table-cell table:style-name="ce3" office:value-type="string">
            <text:p>represents if a task (to-do) is due soo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Planner</text:p>
          </table:table-cell>
          <table:table-cell table:style-name="ce3" office:value-type="string">
            <text:p>an icon for an application icon. <text:s/>The application shows the user a day-by-day grouping of their upcoming appointments and pending tasks. <text:s/></text:p>
          </table:table-cell>
          <table:table-cell table:number-columns-repeated="8"/>
          <table:table-cell table:style-name="ce8" office:value-type="string">
            <text:p>/apps</text:p>
          </table:table-cell>
          <table:table-cell table:number-columns-repeated="1012"/>
        </table:table-row>
        <table:table-row table:style-name="ro8">
          <table:table-cell office:value-type="string">
            <text:p>korganizer agenda view</text:p>
          </table:table-cell>
          <table:table-cell office:value-type="string">
            <text:p>view-calendar-agenda</text:p>
          </table:table-cell>
          <table:table-cell table:style-name="ce3" office:value-type="string">
            <text:p>A new icon for Korganizer's agenda view. <text:s/>The agenda view is a grid, with days along the x-axis and hours along the y-axis. <text:s/>The number of days that can be shown is arbitrary, but typically 1,5 or 7 days are show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1">
          <table:table-cell office:value-type="string">
            <text:p>korganizer monthview</text:p>
          </table:table-cell>
          <table:table-cell office:value-type="string">
            <text:p>view-calendar-month</text:p>
          </table:table-cell>
          <table:table-cell table:style-name="ce3" office:value-type="string">
            <text:p>An improved icon for Korganizer's month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timeline view</text:p>
          </table:table-cell>
          <table:table-cell office:value-type="string">
            <text:p>view-calendar-timeline</text:p>
          </table:table-cell>
          <table:table-cell table:style-name="ce3" office:value-type="string">
            <text:p>An improved icon for Korganizer's timeline view. The timeline view shows each calendar along the y-axis and a time line along the x-axis. Areas of time taken by an appointment or to-do is mark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1">
          <table:table-cell office:value-type="string">
            <text:p>korganizer to-do view</text:p>
          </table:table-cell>
          <table:table-cell office:value-type="string">
            <text:p>View-calendar-tasks</text:p>
          </table:table-cell>
          <table:table-cell table:style-name="ce3" office:value-type="string">
            <text:p>An improved icon for Korganizer's to-do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journal</text:p>
          </table:table-cell>
          <table:table-cell office:value-type="string">
            <text:p>view-calendar-journal</text:p>
          </table:table-cell>
          <table:table-cell table:style-name="ce3" office:value-type="string">
            <text:p>new to represent Korganizer's journal view. Note that already have view-pim-journal, but that icon doesn't seem specific to korganizer's view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timespent view</text:p>
          </table:table-cell>
          <table:table-cell office:value-type="string">
            <text:p>view-calendar-time-spent</text:p>
          </table:table-cell>
          <table:table-cell table:style-name="ce3" office:value-type="string">
            <text:p>An improved icon for Korganizer's timespent view. The “time spent” view shows a graph of time spent in different categorie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what's next” view</text:p>
          </table:table-cell>
          <table:table-cell office:value-type="string">
            <text:p>view-calendar-whatsnext</text:p>
          </table:table-cell>
          <table:table-cell table:style-name="ce3" office:value-type="string">
            <text:p>new to represent korganizer's “what's next” view. <text:s/>The “what's next” view shows a pretty summary of appointments and to-dos that occur within the next week or so.</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9">
          <table:table-cell office:value-type="string">
            <text:p>LDAP resource</text:p>
          </table:table-cell>
          <table:table-cell/>
          <table:table-cell table:style-name="ce3" office:value-type="string">
            <text:p>a representation of a LDAP resource. <text:s/>LDAP is a distributed service that mainly provides contact information. This icon will be used to in the LDAP configuration manager and anywhere LDAP access is provided.</text:p>
          </table:table-cell>
          <table:table-cell table:number-columns-repeated="8"/>
          <table:table-cell table:style-name="ce8"/>
          <table:table-cell table:number-columns-repeated="1012"/>
        </table:table-row>
        <table:table-row table:style-name="ro5" table:number-rows-repeated="65485">
          <table:table-cell table:number-columns-repeated="2"/>
          <table:table-cell table:style-name="ce3"/>
          <table:table-cell table:number-columns-repeated="8"/>
          <table:table-cell table:style-name="ce8"/>
          <table:table-cell table:number-columns-repeated="1012"/>
        </table:table-row>
        <table:table-row table:style-name="ro5" table:number-rows-repeated="983046">
          <table:table-cell table:number-columns-repeated="1024"/>
        </table:table-row>
        <table:table-row table:style-name="ro5">
          <table:table-cell table:number-columns-repeated="1024"/>
        </table:table-row>
      </table:table>
      <table:table table:name="Sheet2" table:style-name="ta1" table:print="false">
        <table:table-column table:style-name="co7" table:default-cell-style-name="Default"/>
        <table:table-row table:style-name="ro5" table:number-rows-repeated="1048575">
          <table:table-cell/>
        </table:table-row>
        <table:table-row table:style-name="ro5">
          <table:table-cell/>
        </table:table-row>
      </table:table>
      <table:table table:name="Sheet3" table:style-name="ta1" table:print="false">
        <table:table-column table:style-name="co7" table:default-cell-style-name="Default"/>
        <table:table-row table:style-name="ro5" table:number-rows-repeated="1048575">
          <table:table-cell/>
        </table:table-row>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currency-style style:name="N120P0" style:volatile="true">
      <number:number number:decimal-places="2"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0P0"/>
    </number:currency-style>
    <number:percentage-style style:name="N121">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8">12/28/2009</text:date>, <text:time>09:25: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2-28T09:25:55</dc:date>
    <meta:editing-duration>PT206H40M28S</meta:editing-duration>
    <meta:editing-cycles>64</meta:editing-cycles>
    <meta:generator>OpenOffice.org/3.1$Unix OpenOffice.org_project/310m19$Build-9420</meta:generator>
    <meta:document-statistic meta:table-count="3" meta:cell-count="331" meta:object-count="0"/>
    <meta:user-defined meta:name="Info 1"/>
    <meta:user-defined meta:name="Info 2"/>
    <meta:user-defined meta:name="Info 3"/>
    <meta:user-defined meta:name="Info 4"/>
  </office:meta>
</office:document-meta>
</file>